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>
      <style:text-properties officeooo:paragraph-rsid="00182d83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officeooo:rsid="00182d83"/>
    </style:style>
    <style:style style:name="T2" style:family="text">
      <style:text-properties fo:letter-spacing="-0.002cm" style:text-underline-style="solid" style:text-underline-width="bold" style:text-underline-color="font-color"/>
    </style:style>
    <style:style style:name="T3" style:family="text">
      <style:text-properties fo:letter-spacing="-0.004cm" style:text-underline-style="solid" style:text-underline-width="bold" style:text-underline-color="font-color"/>
    </style:style>
    <style:style style:name="T4" style:family="text">
      <style:text-properties style:text-underline-style="solid" style:text-underline-width="bold" style:text-underline-color="font-color"/>
    </style:style>
    <style:style style:name="T5" style:family="text">
      <style:text-properties fo:letter-spacing="-0.019cm" style:text-underline-style="solid" style:text-underline-width="bold" style:text-underline-color="font-color"/>
    </style:style>
    <style:style style:name="T6" style:family="text">
      <style:text-properties fo:letter-spacing="-0.028cm" style:text-underline-style="solid" style:text-underline-width="bold" style:text-und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letter-spacing="-0.002cm" style:text-underline-style="solid" style:text-underline-width="bold" style:text-underline-color="font-color" style:font-size-asian="20pt" style:font-size-complex="20pt"/>
    </style:style>
    <style:style style:name="T9" style:family="text">
      <style:text-properties fo:font-size="20pt" fo:letter-spacing="-0.004cm" style:text-underline-style="solid" style:text-underline-width="bold" style:text-underline-color="font-color" style:font-size-asian="20pt" style:font-size-complex="20pt"/>
    </style:style>
    <style:style style:name="T10" style:family="text">
      <style:text-properties fo:font-size="20pt" style:text-underline-style="solid" style:text-underline-width="bold" style:text-underline-color="font-color" style:font-size-asian="20pt" style:font-size-complex="20pt"/>
    </style:style>
    <style:style style:name="T11" style:family="text">
      <style:text-properties fo:font-size="20pt" fo:letter-spacing="-0.019cm" style:text-underline-style="solid" style:text-underline-width="bold" style:text-underline-color="font-color" style:font-size-asian="20pt" style:font-size-complex="20pt"/>
    </style:style>
    <style:style style:name="T12" style:family="text">
      <style:text-properties fo:font-size="20pt" fo:letter-spacing="-0.028cm" style:text-underline-style="solid" style:text-underline-width="bold" style:text-underline-color="font-color" style:font-size-asian="20pt" style:font-size-complex="2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letter-spacing="-0.002cm" style:text-underline-style="solid" style:text-underline-width="bold" style:text-underline-color="font-color" style:font-size-asian="15pt" style:font-size-complex="15pt"/>
    </style:style>
    <style:style style:name="T15" style:family="text">
      <style:text-properties fo:font-size="15pt" fo:letter-spacing="-0.004cm" style:text-underline-style="solid" style:text-underline-width="bold" style:text-underline-color="font-color" style:font-size-asian="15pt" style:font-size-complex="15pt"/>
    </style:style>
    <style:style style:name="T16" style:family="text">
      <style:text-properties fo:font-size="15pt" style:text-underline-style="solid" style:text-underline-width="bold" style:text-underline-color="font-color" style:font-size-asian="15pt" style:font-size-complex="15pt"/>
    </style:style>
    <style:style style:name="T17" style:family="text">
      <style:text-properties fo:font-size="15pt" fo:letter-spacing="-0.019cm" style:text-underline-style="solid" style:text-underline-width="bold" style:text-underline-color="font-color" style:font-size-asian="15pt" style:font-size-complex="15pt"/>
    </style:style>
    <style:style style:name="T18" style:family="text">
      <style:text-properties fo:font-size="15pt" fo:letter-spacing="-0.028cm" style:text-underline-style="solid" style:text-underline-width="bold" style:text-underline-color="font-color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13"><text:s/></text:span></text:span><text:span text:style-name="Strong_20_Emphasis"><text:span text:style-name="T14">Software</text:span></text:span><text:span text:style-name="Strong_20_Emphasis"><text:span text:style-name="T15"> </text:span></text:span><text:span text:style-name="Strong_20_Emphasis"><text:span text:style-name="T14">Requirement Specification</text:span></text:span><text:span text:style-name="Strong_20_Emphasis"><text:span text:style-name="T16"> </text:span></text:span><text:span text:style-name="Strong_20_Emphasis"><text:span text:style-name="T14">for</text:span></text:span><text:span text:style-name="Strong_20_Emphasis"><text:span text:style-name="T17"> </text:span></text:span><text:span text:style-name="Strong_20_Emphasis"><text:span text:style-name="T14">Task</text:span></text:span><text:span text:style-name="Strong_20_Emphasis"><text:span text:style-name="T15"> </text:span></text:span><text:span text:style-name="Strong_20_Emphasis"><text:span text:style-name="T14">Management</text:span></text:span><text:span text:style-name="Strong_20_Emphasis"><text:span text:style-name="T18"> </text:span></text:span><text:span text:style-name="Strong_20_Emphasis"><text:span text:style-name="T14">Application</text:span></text:span></text:p>
      <text:p text:style-name="Text_20_body"><text:span text:style-name="Strong_20_Emphasis"/></text:p>
      <text:p text:style-name="Text_20_body"><text:span text:style-name="Strong_20_Emphasis">1. Introduction</text:span></text:p>
      <text:p text:style-name="Text_20_body"><text:span text:style-name="Strong_20_Emphasis">1.1 Purpose</text:span></text:p>
      <text:p text:style-name="Text_20_body">The purpose of this document is to outline the requirements for the development of a Health Management System for College. This system will enable college students to manage their health records in an organized manner.</text:p>
      <text:p text:style-name="Text_20_body"><text:span text:style-name="Strong_20_Emphasis">1.2 Scope</text:span></text:p>
      <text:p text:style-name="Text_20_body">The Health Management System for College will include features such as health record creation, categorization, viewing, editing, and exporting. The system will target both web and mobile platforms.</text:p>
      <text:p text:style-name="Text_20_body"><text:span text:style-name="Strong_20_Emphasis">1.3 Definitions, Acronyms, and Abbreviations</text:span></text:p>
      <text:list xml:id="list1752640759" text:style-name="L1">
        <text:list-item>
          <text:p text:style-name="P10"><text:span text:style-name="Strong_20_Emphasis">SRS</text:span>: Software Requirements Specification </text:p>
        </text:list-item>
        <text:list-item>
          <text:p text:style-name="P10"><text:span text:style-name="Strong_20_Emphasis">UI</text:span>: User Interface </text:p>
        </text:list-item>
        <text:list-item>
          <text:p text:style-name="P10"><text:span text:style-name="Strong_20_Emphasis">API</text:span>: Application Programming Interface </text:p>
        </text:list-item>
        <text:list-item>
          <text:p text:style-name="P1"><text:span text:style-name="Strong_20_Emphasis">EMR</text:span>: Electronic Medical Record </text:p>
        </text:list-item>
      </text:list>
      <text:p text:style-name="Text_20_body"><text:span text:style-name="Strong_20_Emphasis">2. System Overview</text:span></text:p>
      <text:p text:style-name="Text_20_body"><text:span text:style-name="Strong_20_Emphasis">2.1 System Description</text:span></text:p>
      <text:p text:style-name="Text_20_body">The Health Management System for College will provide a user-friendly interface for students to create and manage their health records. Students will be able to access the system via web browsers and mobile devices.</text:p>
      <text:p text:style-name="Text_20_body"><text:span text:style-name="Strong_20_Emphasis">2.2 User Roles</text:span></text:p>
      <text:list xml:id="list3824055504" text:style-name="L2">
        <text:list-item>
          <text:p text:style-name="P11"><text:span text:style-name="Strong_20_Emphasis">Student</text:span>: Students who can create, edit, and manage their health records. </text:p>
        </text:list-item>
        <text:list-item>
          <text:p text:style-name="P11"><text:span text:style-name="Strong_20_Emphasis">Healthcare Provider</text:span>: Healthcare providers who can view and edit student health records. </text:p>
        </text:list-item>
        <text:list-item>
          <text:p text:style-name="P2"><text:span text:style-name="Strong_20_Emphasis">Administrator</text:span>: Administrators who can manage user accounts and system settings. </text:p>
        </text:list-item>
      </text:list>
      <text:p text:style-name="Text_20_body"><text:span text:style-name="Strong_20_Emphasis">3. Functional Requirements</text:span></text:p>
      <text:p text:style-name="Text_20_body"><text:span text:style-name="Strong_20_Emphasis">3.1 User Registration and Authentication</text:span></text:p>
      <text:list xml:id="list3461403840" text:style-name="L3">
        <text:list-item>
          <text:p text:style-name="P12">Students must be able to create accounts using a valid email address and password. </text:p>
        </text:list-item>
        <text:list-item>
          <text:p text:style-name="P12">Students must log in to the system using their registered credentials. </text:p>
        </text:list-item>
        <text:list-item>
          <text:p text:style-name="P12">Healthcare providers must be able to create accounts using a valid email address and password. </text:p>
        </text:list-item>
        <text:list-item>
          <text:p text:style-name="P12">Healthcare providers must log in to the system using their registered credentials. </text:p>
        </text:list-item>
        <text:list-item>
          <text:p text:style-name="P12">Administrators must be able to create accounts using a valid email address and password. </text:p>
        </text:list-item>
        <text:list-item>
          <text:p text:style-name="P3">Administrators must log in to the system using their registered credentials. </text:p>
        </text:list-item>
      </text:list>
      <text:p text:style-name="Text_20_body"><text:span text:style-name="Strong_20_Emphasis">3.2 Health Record Creation</text:span></text:p>
      <text:list xml:id="list2672858787" text:style-name="L4">
        <text:list-item>
          <text:p text:style-name="P13">Students must be able to create health records for themselves. </text:p>
        </text:list-item>
        <text:list-item>
          <text:p text:style-name="P13">Healthcare providers must be able to create health records for students. </text:p>
        </text:list-item>
        <text:list-item>
          <text:p text:style-name="P13"><text:soft-page-break/>Health records must include the following information: </text:p>
          <text:list>
            <text:list-item>
              <text:p text:style-name="P13">Name </text:p>
            </text:list-item>
            <text:list-item>
              <text:p text:style-name="P13">Date of birth </text:p>
            </text:list-item>
            <text:list-item>
              <text:p text:style-name="P13">Gender </text:p>
            </text:list-item>
            <text:list-item>
              <text:p text:style-name="P13">Allergies </text:p>
            </text:list-item>
            <text:list-item>
              <text:p text:style-name="P13">Medications </text:p>
            </text:list-item>
            <text:list-item>
              <text:p text:style-name="P13">Medical history </text:p>
            </text:list-item>
            <text:list-item>
              <text:p text:style-name="P13">Current health status </text:p>
            </text:list-item>
          </text:list>
        </text:list-item>
        <text:list-item>
          <text:p text:style-name="P4">Health records must be stored securely. </text:p>
        </text:list-item>
      </text:list>
      <text:p text:style-name="Text_20_body"><text:span text:style-name="Strong_20_Emphasis">3.3 Health Record Categorization</text:span></text:p>
      <text:list xml:id="list4110192205" text:style-name="L5">
        <text:list-item>
          <text:p text:style-name="P14">Students must be able to categorize their health records. </text:p>
        </text:list-item>
        <text:list-item>
          <text:p text:style-name="P14">Healthcare providers must be able to categorize student health records. </text:p>
        </text:list-item>
        <text:list-item>
          <text:p text:style-name="P14">Health records can be categorized by the following: </text:p>
          <text:list>
            <text:list-item>
              <text:p text:style-name="P14">Type of record (e.g., immunization record, medical history) </text:p>
            </text:list-item>
            <text:list-item>
              <text:p text:style-name="P14">Date </text:p>
            </text:list-item>
            <text:list-item>
              <text:p text:style-name="P14">Provider </text:p>
            </text:list-item>
          </text:list>
        </text:list-item>
        <text:list-item>
          <text:p text:style-name="P5">Health records can be searched by category. </text:p>
        </text:list-item>
      </text:list>
      <text:p text:style-name="Text_20_body"><text:span text:style-name="Strong_20_Emphasis">3.4 Health Record Viewing</text:span></text:p>
      <text:list xml:id="list478117493" text:style-name="L6">
        <text:list-item>
          <text:p text:style-name="P15">Students must be able to view their health records. </text:p>
        </text:list-item>
        <text:list-item>
          <text:p text:style-name="P15">Healthcare providers must be able to view student health records. </text:p>
        </text:list-item>
        <text:list-item>
          <text:p text:style-name="P15">Administrators must be able to view student health records. </text:p>
        </text:list-item>
        <text:list-item>
          <text:p text:style-name="P6">Health records must be presented in a user-friendly format. </text:p>
        </text:list-item>
      </text:list>
      <text:p text:style-name="Text_20_body"><text:span text:style-name="Strong_20_Emphasis">3.5 Health Record Editing</text:span></text:p>
      <text:list xml:id="list2902540269" text:style-name="L7">
        <text:list-item>
          <text:p text:style-name="P16">Students must be able to edit their health records. </text:p>
        </text:list-item>
        <text:list-item>
          <text:p text:style-name="P16">Healthcare providers must be able to edit student health records. </text:p>
        </text:list-item>
        <text:list-item>
          <text:p text:style-name="P16">Administrators must be able to edit student health records. </text:p>
        </text:list-item>
        <text:list-item>
          <text:p text:style-name="P7">Changes to health records must be tracked. </text:p>
        </text:list-item>
      </text:list>
      <text:p text:style-name="Text_20_body"><text:span text:style-name="Strong_20_Emphasis">3.6 Health Record Exporting</text:span></text:p>
      <text:list xml:id="list3796803571" text:style-name="L8">
        <text:list-item>
          <text:p text:style-name="P17">Students must be able to export their health records. </text:p>
        </text:list-item>
        <text:list-item>
          <text:p text:style-name="P17">Healthcare providers must be able to export student health records. </text:p>
        </text:list-item>
        <text:list-item>
          <text:p text:style-name="P17">Administrators must be able to export student health records. </text:p>
        </text:list-item>
        <text:list-item>
          <text:p text:style-name="P8">Health records can be exported in a variety of formats, such as PDF, CSV, and XML. </text:p>
        </text:list-item>
      </text:list>
      <text:p text:style-name="Text_20_body"><text:span text:style-name="Strong_20_Emphasis">4. Non-Functional Requirements</text:span></text:p>
      <text:p text:style-name="Text_20_body"><text:span text:style-name="Strong_20_Emphasis">4.1 Performance</text:span></text:p>
      <text:p text:style-name="Text_20_body">The Health Management System for College must be able to handle a large number of users and transactions.</text:p>
      <text:p text:style-name="Text_20_body"><text:span text:style-name="Strong_20_Emphasis">4.2 Security</text:span></text:p>
      <text:p text:style-name="Text_20_body">The Health Management System for College must be secure and protect the privacy of student health records.</text:p>
      <text:p text:style-name="Text_20_body"><text:soft-page-break/><text:span text:style-name="Strong_20_Emphasis">4.3 Usability</text:span></text:p>
      <text:p text:style-name="Text_20_body">The Health Management System for College must be user-friendly and easy to use.</text:p>
      <text:p text:style-name="Text_20_body"><text:span text:style-name="Strong_20_Emphasis">4.4 Reliability</text:span></text:p>
      <text:p text:style-name="Text_20_body">The Health Management System for College must be reliable and available 24/7.</text:p>
      <text:p text:style-name="Text_20_body"><text:span text:style-name="Strong_20_Emphasis">5. Conclusion</text:span></text:p>
      <text:p text:style-name="Text_20_body">This document has outlined the requirements for the development of a Health Management System for College. This system will enable college students to manage their health records in an organized manne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1T14:52:00.158069857</meta:creation-date>
    <dc:date>2023-08-31T14:54:48.592462982</dc:date>
    <meta:editing-duration>PT2M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630" meta:character-count="3953" meta:non-whitespace-character-count="3394"/>
  </office:meta>
</office:document-meta>
</file>